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exBinaryAdapter.marshal( byte [ ] v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exBinaryAdapter.unmarshal( String v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